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 svg:font-family="" style:font-family-generic="roman"/>
    <style:font-face style:name="Arial2" svg:font-family="Arial" style:font-pitch="variable"/>
    <style:font-face style:name="Linux Libertine G" svg:font-family="'Linux Libertine G'" style:font-pitch="variable"/>
    <style:font-face style:name="Red Hat Text" svg:font-family="'Red Hat Text'" style:font-pitch="variable"/>
    <style:font-face style:name="Roboto1" svg:font-family="Roboto" style:font-pitch="variable"/>
    <style:font-face style:name="Arial" svg:font-family="Arial" style:font-family-generic="roman" style:font-pitch="variable"/>
    <style:font-face style:name="Overpass" svg:font-family="Overpas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Linux Libertine G1" svg:font-family="'Linux Libertine G'" style:font-family-generic="system" style:font-pitch="variable"/>
    <style:font-face style:name="Overpass1" svg:font-family="Overpass" style:font-family-generic="system" style:font-pitch="variable"/>
    <style:font-face style:name="Red Hat Text1" svg:font-family="'Red Hat Text'" style:font-family-generic="system" style:font-pitch="variable"/>
    <style:font-face style:name="Roboto2" svg:font-family="Roboto" style:font-family-generic="system" style:font-pitch="variable"/>
  </office:font-face-decls>
  <office:automatic-styles>
    <style:style style:name="P1" style:family="paragraph" style:parent-style-name="Standard">
      <style:text-properties style:font-name="Overpass" style:font-name-asian="Overpass1" style:font-name-complex="Overpass1"/>
    </style:style>
    <style:style style:name="P2" style:family="paragraph" style:parent-style-name="Standard">
      <style:text-properties fo:font-size="13pt" style:font-size-asian="13pt" style:font-size-complex="13pt"/>
    </style:style>
    <style:style style:name="P3" style:family="paragraph" style:parent-style-name="Title">
      <style:text-properties style:font-name="Overpass" fo:font-size="19pt" fo:font-weight="bold" style:font-name-asian="Overpass1" style:font-size-asian="19pt" style:font-weight-asian="bold" style:font-name-complex="Overpass1" style:font-size-complex="19pt"/>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1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1.5in" fo:margin-right="0in" fo:text-indent="0in" style:auto-text-indent="false"/>
    </style:style>
    <style:style style:name="P8" style:family="paragraph" style:parent-style-name="Title" style:master-page-name="Standard">
      <style:paragraph-properties style:page-number="1"/>
      <style:text-properties style:font-name="Overpass" fo:font-size="19pt" fo:font-weight="bold" style:font-name-asian="Overpass1" style:font-size-asian="19pt" style:font-weight-asian="bold" style:font-name-complex="Overpass1" style:font-size-complex="19pt"/>
    </style:style>
    <style:style style:name="P9" style:family="paragraph" style:parent-style-name="Heading_20_2" style:list-style-name="WWNum14">
      <style:paragraph-properties fo:margin-left="0.5in" fo:margin-right="0in" fo:margin-top="0.25in" fo:margin-bottom="0in" loext:contextual-spacing="false" fo:text-indent="-0.25in" style:auto-text-indent="false"/>
      <style:text-properties style:font-name="Overpass" style:font-name-asian="Overpass1" style:font-name-complex="Overpass1"/>
    </style:style>
    <style:style style:name="P10" style:family="paragraph" style:parent-style-name="Heading_20_2" style:list-style-name="WWNum14">
      <style:paragraph-properties fo:margin-left="0.5in" fo:margin-right="0in" fo:margin-top="0in" fo:margin-bottom="0in" loext:contextual-spacing="false" fo:text-indent="-0.25in" style:auto-text-indent="false"/>
      <style:text-properties style:font-name="Overpass" style:font-name-asian="Overpass1" style:font-name-complex="Overpass1"/>
    </style:style>
    <style:style style:name="P11" style:family="paragraph" style:parent-style-name="Heading_20_2" style:list-style-name="WWNum14">
      <style:paragraph-properties fo:margin-left="0.5in" fo:margin-right="0in" fo:margin-top="0in" fo:margin-bottom="0.0835in" loext:contextual-spacing="false" fo:text-indent="-0.25in" style:auto-text-indent="false"/>
      <style:text-properties style:font-name="Overpass" style:font-name-asian="Overpass1" style:font-name-complex="Overpass1"/>
    </style:style>
    <style:style style:name="P12" style:family="paragraph" style:parent-style-name="Heading_20_2" style:list-style-name="WWNum14">
      <style:paragraph-properties fo:margin-left="0.5in" fo:margin-right="0in" fo:text-indent="-0.25in" style:auto-text-indent="false"/>
      <style:text-properties style:font-name="Overpass" style:font-name-asian="Overpass1" style:font-name-complex="Overpass1"/>
    </style:style>
    <style:style style:name="P13" style:family="paragraph" style:parent-style-name="Standard" style:list-style-name="L1">
      <style:text-properties officeooo:paragraph-rsid="00051a0b"/>
    </style:style>
    <style:style style:name="P14" style:family="paragraph" style:parent-style-name="Standard">
      <style:text-properties officeooo:rsid="0005b702" officeooo:paragraph-rsid="0005b702"/>
    </style:style>
    <style:style style:name="P15" style:family="paragraph" style:parent-style-name="Standard" style:list-style-name="WWNum8">
      <style:paragraph-properties fo:margin-left="0.5in" fo:margin-right="0in" fo:text-indent="-0.25in" style:auto-text-indent="false"/>
    </style:style>
    <style:style style:name="P16" style:family="paragraph" style:parent-style-name="Standard" style:list-style-name="WWNum8">
      <style:paragraph-properties fo:margin-left="0.5in" fo:margin-right="0in" fo:text-indent="-0.25in" style:auto-text-indent="false"/>
      <style:text-properties fo:font-size="11pt" style:font-size-asian="11pt" style:font-size-complex="11pt"/>
    </style:style>
    <style:style style:name="P17" style:family="paragraph" style:parent-style-name="Standard" style:list-style-name="WWNum10">
      <style:paragraph-properties fo:margin-left="0.5in" fo:margin-right="0in" fo:text-indent="-0.25in" style:auto-text-indent="false"/>
    </style:style>
    <style:style style:name="P18" style:family="paragraph" style:parent-style-name="Standard" style:list-style-name="WWNum12">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2">
      <style:paragraph-properties fo:margin-left="0.5in" fo:margin-right="0in" fo:text-indent="-0.25in" style:auto-text-indent="false"/>
    </style:style>
    <style:style style:name="P22" style:family="paragraph" style:parent-style-name="Standard" style:list-style-name="WWNum13">
      <style:paragraph-properties fo:margin-left="0.5in" fo:margin-right="0in" fo:text-indent="-0.25in" style:auto-text-indent="false"/>
    </style:style>
    <style:style style:name="P23" style:family="paragraph" style:parent-style-name="Standard" style:list-style-name="WWNum4">
      <style:paragraph-properties fo:margin-left="0.5in" fo:margin-right="0in" fo:text-indent="-0.25in" style:auto-text-indent="fals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7">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Standard" style:list-style-name="WWNum1">
      <style:paragraph-properties fo:margin-left="0.5in" fo:margin-right="0in" fo:text-indent="-0.25in" style:auto-text-indent="false"/>
      <style:text-properties style:text-underline-style="none"/>
    </style:style>
    <style:style style:name="P28" style:family="paragraph" style:parent-style-name="Standard" style:list-style-name="WWNum10">
      <style:paragraph-properties fo:margin-left="1in" fo:margin-right="0in" fo:text-indent="-0.25in" style:auto-text-indent="false"/>
    </style:style>
    <style:style style:name="P29" style:family="paragraph" style:parent-style-name="Standard" style:list-style-name="WWNum14">
      <style:paragraph-properties fo:margin-left="1in" fo:margin-right="0in" fo:text-indent="-0.25in" style:auto-text-indent="false"/>
      <style:text-properties style:font-name="Overpass" style:font-name-asian="Overpass1" style:font-name-complex="Overpass1"/>
    </style:style>
    <style:style style:name="P30" style:family="paragraph" style:parent-style-name="Standard" style:list-style-name="WWNum14">
      <style:paragraph-properties fo:margin-left="1in" fo:margin-right="0in" fo:text-indent="-0.25in" style:auto-text-indent="false"/>
    </style:style>
    <style:style style:name="P31" style:family="paragraph" style:parent-style-name="Standard" style:list-style-name="WWNum14">
      <style:paragraph-properties fo:margin-left="1in" fo:margin-right="0in" fo:text-indent="-0.25in" style:auto-text-indent="false"/>
      <style:text-properties style:text-underline-style="none"/>
    </style:style>
    <style:style style:name="P32" style:family="paragraph" style:parent-style-name="Standard" style:list-style-name="WWNum13">
      <style:paragraph-properties fo:margin-left="1in" fo:margin-right="0in" fo:text-indent="-0.25in" style:auto-text-indent="false"/>
    </style:style>
    <style:style style:name="P33" style:family="paragraph" style:parent-style-name="Standard" style:list-style-name="WWNum14">
      <style:paragraph-properties fo:margin-left="1in" fo:margin-right="0in" fo:margin-top="0in" fo:margin-bottom="0in" loext:contextual-spacing="false" fo:text-indent="-0.25in" style:auto-text-indent="false"/>
      <style:text-properties style:font-name="Overpass" style:font-name-asian="Overpass1" style:font-name-complex="Overpass1"/>
    </style:style>
    <style:style style:name="P34" style:family="paragraph" style:parent-style-name="Standard" style:list-style-name="WWNum14">
      <style:paragraph-properties fo:margin-left="1.5in" fo:margin-right="0in" fo:text-indent="-0.25in" style:auto-text-indent="false"/>
      <style:text-properties style:font-name="Overpass" style:font-name-asian="Overpass1" style:font-name-complex="Overpass1"/>
    </style:style>
    <style:style style:name="P35" style:family="paragraph" style:parent-style-name="Standard" style:list-style-name="WWNum11">
      <style:paragraph-properties fo:margin-left="1.5in" fo:margin-right="0in" fo:text-indent="-0.25in" style:auto-text-indent="false"/>
    </style:style>
    <style:style style:name="P36" style:family="paragraph" style:parent-style-name="Standard" style:list-style-name="WWNum9">
      <style:paragraph-properties fo:margin-left="1.5in" fo:margin-right="0in" fo:text-indent="-0.25in" style:auto-text-indent="false"/>
    </style:style>
    <style:style style:name="P37" style:family="paragraph" style:parent-style-name="Standard" style:list-style-name="WWNum14">
      <style:paragraph-properties fo:margin-left="1.5in" fo:margin-right="0in" fo:text-indent="-0.25in" style:auto-text-indent="false"/>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in" fo:margin-right="0in" fo:text-indent="0in" style:auto-text-indent="false"/>
      <style:text-properties officeooo:rsid="00080a6a" officeooo:paragraph-rsid="00080a6a"/>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Overpass" style:font-name-asian="Overpass1" style:font-name-complex="Overpass1"/>
    </style:style>
    <style:style style:name="T2" style:family="text">
      <style:text-properties fo:color="#1155cc" style:font-name="Roboto" fo:font-size="10.5pt" style:text-underline-style="solid" style:text-underline-width="auto" style:text-underline-color="font-color" fo:background-color="#ffffff" loext:char-shading-value="0" style:font-name-asian="Roboto2" style:font-size-asian="10.5pt" style:font-name-complex="Roboto2" style:font-size-complex="10.5pt"/>
    </style:style>
    <style:style style:name="T3" style:family="text">
      <style:text-properties fo:color="#1155cc" style:text-underline-style="solid" style:text-underline-width="auto" style:text-underline-color="font-color"/>
    </style:style>
    <style:style style:name="T4" style:family="text">
      <style:text-properties fo:color="#ffffff"/>
    </style:style>
    <style:style style:name="T5" style:family="text">
      <style:text-properties fo:font-weight="bold" style:font-weight-asian="bold"/>
    </style:style>
    <style:style style:name="T6" style:family="text">
      <style:text-properties fo:font-size="13pt" style:font-size-asian="13pt" style:font-size-complex="13pt"/>
    </style:style>
    <style:style style:name="T7" style:family="text">
      <style:text-properties officeooo:rsid="00051a0b"/>
    </style:style>
    <style:style style:name="T8" style:family="text">
      <style:text-properties fo:font-style="italic" fo:font-weight="bold" officeooo:rsid="00051a0b" style:font-style-asian="italic" style:font-weight-asian="bold"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3d1oa4hb7xn"/></text:p>
      <text:p text:style-name="P3"><text:bookmark text:name="_r0cma1v68do4"/></text:p>
      <text:p text:style-name="Heading_20_1"><text:bookmark text:name="_28vla43osmof"/>Purpose</text:p>
      <text:p text:style-name="Heading_20_1"><text:bookmark text:name="_28vla43osmof1"/></text:p>
      <text:p text:style-name="Heading_20_1"><text:bookmark text:name="_28vla43osmof2"/>Scope</text:p>
      <text:p text:style-name="Heading_20_1"><text:bookmark text:name="_28vla43osmof3"/></text:p>
      <text:p text:style-name="Heading_20_1"><text:bookmark text:name="_ooyomb5tdofb"/>Best Practices</text:p>
      <text:p text:style-name="Standard"/>
      <text:p text:style-name="Standard"/>
      <text:p text:style-name="Standard">====================================================</text:p>
      <text:p text:style-name="Heading_20_1"><text:bookmark text:name="_92296gxecmkt"/>1) Executive Summary</text:p>
      <text:p text:style-name="Heading_20_1"><text:bookmark text:name="_733ajsi83t96"/>2) The Problem</text:p>
      <text:p text:style-name="Standard"/>
      <text:p text:style-name="Heading_20_1"><text:bookmark text:name="_jjivugggal8v"/>3) The History</text:p>
      <text:list xml:id="list2257096116" text:style-name="WWNum8">
        <text:list-item>
          <text:p text:style-name="P15">How did we get here?</text:p>
        </text:list-item>
        <text:list-item>
          <text:p text:style-name="P15">What are the milestones and events that brought us to this point?</text:p>
        </text:list-item>
        <text:list-item>
          <text:p text:style-name="P16"/>
        </text:list-item>
      </text:list>
      <text:p text:style-name="P4"/>
      <text:p text:style-name="Standard"/>
      <text:p text:style-name="Standard"/>
      <text:p text:style-name="Heading_20_1"><text:bookmark text:name="_qn29hppjncdh"/>4) The Solution</text:p>
      <text:list xml:id="list3695356904" text:style-name="WWNum10">
        <text:list-item>
          <text:p text:style-name="P17">Build a process to..</text:p>
          <text:list>
            <text:list-item>
              <text:p text:style-name="P28"/>
            </text:list-item>
          </text:list>
        </text:list-item>
      </text:list>
      <text:p text:style-name="Heading_20_1"><text:bookmark text:name="_bdmt2ye7zsx6"/>5) The Benefits</text:p>
      <text:list xml:id="list1515639217" text:style-name="WWNum12">
        <text:list-item>
          <text:p text:style-name="P18">High confidence in confidentiality, integrity, and availability</text:p>
        </text:list-item>
        <text:list-item>
          <text:p text:style-name="P18">Trust is built on Integrity</text:p>
        </text:list-item>
        <text:list-item>
          <text:p text:style-name="P18"><text:soft-page-break/></text:p>
        </text:list-item>
      </text:list>
      <text:p text:style-name="Heading_20_1"><text:bookmark text:name="_nn4zs637yft2"/>6) The Call-To-Action</text:p>
      <text:list xml:id="list3268867243" text:style-name="WWNum5">
        <text:list-item>
          <text:p text:style-name="P19"/>
        </text:list-item>
      </text:list>
      <text:p text:style-name="Heading_20_1"><text:bookmark text:name="_7iuw4dibq6v8"/>7) About “Company”</text:p>
      <text:list xml:id="list1962471319" text:style-name="WWNum3">
        <text:list-item>
          <text:p text:style-name="P20"/>
        </text:list-item>
      </text:list>
      <text:p text:style-name="Standard"/>
      <text:p text:style-name="Standard"/>
      <text:p text:style-name="P3"><text:bookmark text:name="_efqbfx3nd2be"/></text:p>
      <text:p text:style-name="P3"><text:bookmark text:name="_dvgn47kdhfqa"/></text:p>
      <text:p text:style-name="P3"><text:bookmark text:name="_cuwmvrtea24p"/>Planning Outline: “what makes a hardened Linux system”</text:p>
      <text:p text:style-name="Standard">**Generic version** - not vendor specific, will be collaborating on this with SUSE and Canonical. This version will become the basis for a RHEL-specific version developed by Red Hatters. This will also be used as the basis for the RHEL Hardening Guide and the current version of the Guide can be used to help with this document.</text:p>
      <text:p text:style-name="P14"><text:span text:style-name="T8"><office:annotation><dc:creator>Unknown Author</dc:creator><dc:date>2022-05-24T08:15:36.073170636</dc:date><text:p text:style-name="P41"><text:span text:style-name="T10">I think that we need to start with what makes a secure/hardened OS. The characteristics are OS independent. Only the method is OS dependent. </text:span></text:p><text:p text:style-name="P41"><text:span text:style-name="T10">Things like:</text:span></text:p><text:p text:style-name="P41"><text:span text:style-name="T10">1: no autologin</text:span></text:p><text:p text:style-name="P41"><text:span text:style-name="T10">2: no passowrd less admin access</text:span></text:p><text:p text:style-name="P41"><text:span text:style-name="T10">3: file privs</text:span></text:p><text:p text:style-name="P41"><text:span text:style-name="T10">4: auditing etc</text:span></text:p></office:annotation></text:span></text:p>
      <text:p text:style-name="Standard"/>
      <text:p text:style-name="Standard">What is ok to talk about in the generic version?</text:p>
      <text:p text:style-name="Standard"><office:annotation><dc:creator>Unknown Author</dc:creator><dc:date>2022-05-24T08:28:08.189721135</dc:date><text:p text:style-name="P41"><text:span text:style-name="T10">“</text:span><text:span text:style-name="T10">generic version” seems to mean not-linux vendor specific, but i find that concept confusing. <text:s/>I think we need to talk about what is and is not a secure OS. How where the OS is deployed effects how it can be secured and least some blurb about security layers.</text:span></text:p><text:p text:style-name="P41"><text:span text:style-name="T10"/></text:p></office:annotation></text:p>
      <text:p text:style-name="Standard">What is not ok to talk about in the generic version and should be reserved for the RHEL-specific version once we get there?</text:p>
      <text:p text:style-name="Standard"/>
      <text:p text:style-name="Standard"><text:span text:style-name="T1">RHEL 8 Hardening Guide: </text:span><text:a xlink:type="simple" xlink:href="https://access.redhat.com/documentation/en-us/red_hat_enterprise_linux/8/pdf/security_hardening/Red_Hat_Enterprise_Linux-8-Security_hardening-en-US.pdf" text:style-name="ListLabel_20_127" text:visited-style-name="ListLabel_20_127"><text:span text:style-name="T2">Red Hat Enterprise Linux 8 Security hardening</text:span></text:a></text:p>
      <text:p text:style-name="Standard">Common Criteria: <text:a xlink:type="simple" xlink:href="https://www.redhat.com/en/about/press-releases/red-hat-adds-common-criteria-certification-red-hat-enterprise-linux-8" text:style-name="ListLabel_20_128" text:visited-style-name="ListLabel_20_128"><text:span text:style-name="T3">Red Hat Adds Common Criteria Certification for Red Hat Enterprise Linux 8</text:span></text:a> <office:annotation><dc:creator>Unknown Author</dc:creator><dc:date>2022-05-20T11:33:52.169737930</dc:date><text:p text:style-name="P40"><text:span text:style-name="T9">I think I would change and reference: 1) RHEL hardening guide; 2) SUSE hardening guide; 3) Ubuntu hardening guide; and 4) CIS Benchmarks – as all could be used as references dependent upon the user’s OS.</text:span></text:p></office:annotation></text:p>
      <text:p text:style-name="P1"/>
      <text:list xml:id="list2143001066" text:style-name="WWNum14">
        <text:list-item>
          <text:p text:style-name="P9"><text:bookmark text:name="_6p9w58nsmm91"/><office:annotation><dc:creator>Unknown Author</dc:creator><dc:date>2022-05-25T07:51:25.610213821</dc:date><text:p text:style-name="P41"><text:span text:style-name="T10">the document seems to be conflicted about whether it is a white paper or power point, And I think that it suffers as results. Hopefully the following will make bring this out.</text:span></text:p><text:p text:style-name="P41"><text:span text:style-name="T10"><text:s text:c="4"/></text:span><text:span text:style-name="T10">I. Goal:</text:span></text:p><text:p text:style-name="P41"><text:span text:style-name="T10"><text:s text:c="8"/></text:span><text:span text:style-name="T10">A. The Compliance Collaborative for Enterprise Linux(s) wants to define a paradigm for "what constitutes a <text:s/>hardened Linux system." In order to be able to define how to harden and secure these systems, consensus is needed to define deployment methods and security concerns pertaining to those environments. This outline will seek to define, with alignment to NIST SP 800-53 Control Families:</text:span></text:p><text:p text:style-name="P41"><text:span text:style-name="T10"><text:s text:c="12"/></text:span><text:span text:style-name="T10">1. Where Linux OS are deployed (on prem, disconnected, cloud, etc)</text:span></text:p><text:p text:style-name="P41"><text:span text:style-name="T10"><text:s text:c="12"/></text:span><text:span text:style-name="T10">2. Specific challenges unique to those deployments (HSM, air-gap, virtualizations, etc)</text:span></text:p><text:p text:style-name="P41"><text:span text:style-name="T10"><text:s text:c="8"/></text:span><text:span text:style-name="T10">B. With a goal of determining how those challenges impact or determine how the OS will mitigate risk in those environments.</text:span></text:p><text:p text:style-name="P41"><text:span text:style-name="T10"><text:s text:c="8"/></text:span><text:span text:style-name="T10">C. From this outline, The Enterprise Linux providers will take the information gathered and use it to apply it to current in-house security technologies, features and products to achieve a hardened Linux system (OS or platform)</text:span></text:p><text:p text:style-name="P41"><text:span text:style-name="T10">I finally got that "this outline" I think is referring to the document and we should "this document" or refer to document by name. Since I see sub-outlines with on the document and I kept looking just above the phrase to try and determine what "the outline" was</text:span></text:p><text:p text:style-name="P41"><text:span text:style-name="T10">As you can see from the goal section above, it almost looks like power point with the indention short phases etc. The exception being points A and C. I think I would reformat along the following lines.</text:span></text:p><text:p text:style-name="P41"><text:span text:style-name="T10">Goal (Heading 1)</text:span></text:p><text:p text:style-name="P41"><text:span text:style-name="T10">(following in standard paragraph format)</text:span></text:p><text:p text:style-name="P41"><text:span text:style-name="T10">The Compliance Collaborative for Enterprise Linux(s) (referred to as CCEL onward) will define what a hardened system is and how that is accomplished on linux distributions. The resulting definition must address: </text:span></text:p><text:p text:style-name="P41"><text:span text:style-name="T10">(now we use bullets and sub bullets:)</text:span></text:p><text:p text:style-name="P41"><text:span text:style-name="T10">1 Install method</text:span></text:p><text:p text:style-name="P41"><text:span text:style-name="T10"><text:s/></text:span><text:span text:style-name="T10">1.1 pre-built image (VM, linux on stick, VM as cloud instance, ET)</text:span></text:p><text:p text:style-name="P41"><text:span text:style-name="T10"><text:s/></text:span><text:span text:style-name="T10">1.2 Fixed install media (DVD, DVD on stick)</text:span></text:p><text:p text:style-name="P41"><text:span text:style-name="T10"><text:s/></text:span><text:span text:style-name="T10">1.3 Network install (pixie boot)</text:span></text:p><text:p text:style-name="P41"><text:span text:style-name="T10">2 Network Connectivity </text:span></text:p><text:p text:style-name="P41"><text:span text:style-name="T10"><text:s/></text:span><text:span text:style-name="T10">2.1 open to internet (in and out)</text:span></text:p><text:p text:style-name="P41"><text:span text:style-name="T10"><text:s/></text:span><text:span text:style-name="T10">2.2 DMZ</text:span></text:p><text:p text:style-name="P41"><text:span text:style-name="T10"><text:s/></text:span><text:span text:style-name="T10">2.3 air-gap</text:span></text:p><text:p text:style-name="P41"><text:span text:style-name="T10">3 Leverage current industry standards (NIST, CIS etc)</text:span></text:p><text:p text:style-name="P41"><text:span text:style-name="T10">4 Address differing use cases</text:span></text:p><text:p text:style-name="P41"><text:span text:style-name="T10"><text:s text:c="2"/></text:span><text:span text:style-name="T10">4.1 HPC</text:span></text:p><text:p text:style-name="P41"><text:span text:style-name="T10"><text:s text:c="2"/></text:span><text:span text:style-name="T10">4.2 dedicated services (web server, database, authentication, etc)</text:span></text:p><text:p text:style-name="P41"><text:span text:style-name="T10">5 Leverage existing tools (Compliance as Code, CVE scanners, auto patching)</text:span></text:p><text:p text:style-name="P41"><text:span text:style-name="T10">6: Provide best practices</text:span></text:p><text:p text:style-name="P41"><text:span text:style-name="T10"><text:s text:c="2"/></text:span><text:span text:style-name="T10">6.1 Would be vendor specific</text:span></text:p><text:p text:style-name="P41"><text:span text:style-name="T10"><text:s text:c="2"/></text:span><text:span text:style-name="T10">6.2 Would need to address points above</text:span></text:p><text:p text:style-name="P41"><text:span text:style-name="T10"/></text:p></office:annotation>Goal:</text:p>
          <text:list>
            <text:list-item>
              <text:p text:style-name="P29">The Compliance Collaborative for Enterprise Linux(s) wants to define a paradigm for “what constitutes a <text:s/>hardened Linux system.” In order to be able to define how to harden and secure these systems, consensus is needed to define deployment methods and security concerns pertaining to those environments. This outline will seek to define, with alignment to NIST SP 800-53 Control Families:<office:annotation><dc:creator>Unknown Author</dc:creator><dc:date>2022-05-24T08:40:00.233561441</dc:date><text:p text:style-name="P41"><text:span text:style-name="T10">I think we need to list and control families and which parts are addressed and which parts are not in the doc.</text:span></text:p></office:annotation></text:p>
              <text:list>
                <text:list-item>
                  <text:p text:style-name="P34">Where Linux OS are deployed (on prem, disconnected, cloud, etc)</text:p>
                </text:list-item>
                <text:list-item>
                  <text:p text:style-name="P34">Specific challenges unique to those deployments (HSM, air-gap, virtualizations, etc)</text:p>
                </text:list-item>
              </text:list>
            </text:list-item>
            <text:list-item>
              <text:p text:style-name="P29">With a goal of determining how those challenges impact or determine how the OS will mitigate risk in those environments.</text:p>
            </text:list-item>
            <text:list-item>
              <text:p text:style-name="P33">From this outline, The Enterprise Linux providers will take the information gathered and use it to apply it to current in-house security technologies, features and products to achieve a hardened Linux system (OS or platform)</text:p>
            </text:list-item>
          </text:list>
        </text:list-item>
        <text:list-item>
          <text:p text:style-name="P10"><text:soft-page-break/><office:annotation><dc:creator>Unknown Author</dc:creator><dc:date>2022-05-25T07:54:39.912161505</dc:date><text:p text:style-name="P41"><text:span text:style-name="T10">Since these were touched on in section I, Think sections II and III <text:s/>should be moved to later in the doc, where the specific issues with each item can be expored in more detail.</text:span></text:p><text:p text:style-name="P41"><text:span text:style-name="T10"/></text:p></office:annotation>Deployment Types:</text:p>
          <text:list>
            <text:list-item>
              <text:p text:style-name="P29">Bare-Metal</text:p>
            </text:list-item>
            <text:list-item>
              <text:p text:style-name="P29">Virtualized</text:p>
            </text:list-item>
            <text:list-item>
              <text:p text:style-name="P33">Infrastructure Platform (Hypervisor)</text:p>
            </text:list-item>
          </text:list>
        </text:list-item>
        <text:list-item>
          <text:p text:style-name="P10"><text:bookmark text:name="_x0ofnjesy7bt"/>Deployment Environments</text:p>
          <text:list>
            <text:list-item>
              <text:p text:style-name="P29">On-Prem</text:p>
              <text:list>
                <text:list-item>
                  <text:p text:style-name="P34">Disconnected (air-gapped)</text:p>
                </text:list-item>
                <text:list-item>
                  <text:p text:style-name="P34">DMZ </text:p>
                </text:list-item>
                <text:list-item>
                  <text:p text:style-name="P34">Intranet</text:p>
                </text:list-item>
              </text:list>
            </text:list-item>
            <text:list-item>
              <text:p text:style-name="P29">Cloud</text:p>
              <text:list>
                <text:list-item>
                  <text:p text:style-name="P34">Hyperscalers</text:p>
                </text:list-item>
                <text:list-item>
                  <text:p text:style-name="P34">Workload </text:p>
                </text:list-item>
              </text:list>
            </text:list-item>
            <text:list-item>
              <text:p text:style-name="P33">Topology (past OS only concerns) - how they interact with Hybrid Solutions</text:p>
            </text:list-item>
          </text:list>
        </text:list-item>
        <text:list-item>
          <text:p text:style-name="P11"><text:bookmark text:name="_gsk5gzleviyh"/><office:annotation><dc:creator>Unknown Author</dc:creator><dc:date>2022-05-25T07:58:42.572521710</dc:date><text:p text:style-name="P41"><text:span text:style-name="T10">I think that section IV should follow section I. Bullets work here, but I think it should only cover just what is a “hardemed/secure system” <text:s/>and change “Does: to either “Is” or “Provides” and expand list to include items like "supports industry standards (NIST, CIS,HIPAA, etc), provide flexible security postures, support ongoing automated assessment”</text:span></text:p></office:annotation>What a hardened Linux System does/does not do (Next to define)</text:p>
        </text:list-item>
      </text:list>
      <text:p text:style-name="Standard">What is a hardened linux?</text:p>
      <text:p text:style-name="P5"/>
      <text:list xml:id="list90727411384606" text:continue-numbering="true" text:style-name="WWNum14">
        <text:list-item>
          <text:list>
            <text:list-item>
              <text:p text:style-name="P30">Does:</text:p>
            </text:list-item>
          </text:list>
        </text:list-item>
      </text:list>
      <text:list xml:id="list3273017320" text:style-name="WWNum11">
        <text:list-item>
          <text:p text:style-name="P35">Defaults to Secure Posture</text:p>
        </text:list-item>
        <text:list-item>
          <text:p text:style-name="P35">Provide guidance on resiliency</text:p>
        </text:list-item>
        <text:list-item>
          <text:p text:style-name="P35">Easily capable of managing certificates and implemented by default</text:p>
        </text:list-item>
        <text:list-item>
          <text:p text:style-name="P35">Validate signatures of kernel modules prior to boot</text:p>
        </text:list-item>
        <text:list-item>
          <text:p text:style-name="P35">Use strong, trusted cryptography starting at install time</text:p>
        </text:list-item>
        <text:list-item>
          <text:p text:style-name="P35">Strong non-repudiation </text:p>
        </text:list-item>
        <text:list-item>
          <text:p text:style-name="P35">Confirmed source of packages <text:span text:style-name="T4">(like RH produced manifests)</text:span></text:p>
        </text:list-item>
        <text:list-item>
          <text:p text:style-name="P35">Minimal application and package set for operation</text:p>
        </text:list-item>
        <text:list-item>
          <text:p text:style-name="P35">Ensures trusted/secure boot</text:p>
        </text:list-item>
        <text:list-item>
          <text:p text:style-name="P35">Allow list, applications, library, compilers, intrusion detection</text:p>
        </text:list-item>
      </text:list>
      <text:p text:style-name="P6"/>
      <text:p text:style-name="P7"/>
      <text:p text:style-name="P6"/>
      <text:list xml:id="list90725849083388" text:continue-list="list90727411384606" text:style-name="WWNum14">
        <text:list-item>
          <text:list>
            <text:list-item>
              <text:p text:style-name="P30">Does not do:</text:p>
            </text:list-item>
          </text:list>
        </text:list-item>
      </text:list>
      <text:list xml:id="list994087682" text:style-name="WWNum9">
        <text:list-item>
          <text:p text:style-name="P36">Unaltered universal image</text:p>
        </text:list-item>
        <text:list-item>
          <text:p text:style-name="P36">Systems not reviewed or scanned for vulnerabilities</text:p>
        </text:list-item>
        <text:list-item>
          <text:p text:style-name="P36">Unable to prove integrity </text:p>
        </text:list-item>
        <text:list-item>
          <text:p text:style-name="P36">Out of date/unpatched system (unsupported; EOL)</text:p>
        </text:list-item>
        <text:list-item>
          <text:p text:style-name="P36">No enterprise security integration </text:p>
        </text:list-item>
        <text:list-item>
          <text:p text:style-name="P36">Logging disabled</text:p>
        </text:list-item>
        <text:list-item>
          <text:p text:style-name="P36">No firewall enabled</text:p>
        </text:list-item>
        <text:list-item>
          <text:p text:style-name="P36">Weak access controls</text:p>
        </text:list-item>
        <text:list-item>
          <text:p text:style-name="P36">Do not uniquely identify users</text:p>
        </text:list-item>
        <text:list-item>
          <text:p text:style-name="P36">Lack of good time source</text:p>
        </text:list-item>
        <text:list-item>
          <text:p text:style-name="P36">Supported known compromised encryption protocols</text:p>
        </text:list-item>
        <text:list-item>
          <text:p text:style-name="P36">Manual efforts; not automated</text:p>
        </text:list-item>
      </text:list>
      <text:p text:style-name="Standard"/>
      <text:p text:style-name="Standard"/>
      <text:list xml:id="list90725629752624" text:continue-list="list90725849083388" text:style-name="WWNum14">
        <text:list-item>
          <text:p text:style-name="P12"><text:bookmark text:name="_c53xgoufmqxg"/><text:soft-page-break/>Continually Maintain<office:annotation><dc:creator>Unknown Author</dc:creator><dc:date>2022-05-20T11:36:51.493388245</dc:date><text:p text:style-name="P40"><text:span text:style-name="T9">Not sure where it should belong, but pointing out that “one size” does not fit all. <text:s/>Hardening is also implementation specifc.</text:span></text:p></office:annotation></text:p>
        </text:list-item>
      </text:list>
      <text:p text:style-name="Heading_20_3"><text:bookmark text:name="_9b8in0bp20zo"/><office:annotation><dc:creator>Unknown Author</dc:creator><dc:date>2022-05-25T09:06:13.124427960</dc:date><text:p text:style-name="P41"><text:span text:style-name="T10">I this section, I think we need more clarity about what is an end user (aka custommer action) and what is vendor.</text:span></text:p></office:annotation>Vender Content</text:p>
      <text:p text:style-name="Standard">Describe process for vendors to create and sign their content (ex, packages, base images, etc) for Consumers to use to build their Organization base images</text:p>
      <text:p text:style-name="Standard"/>
      <text:p text:style-name="P4">- Package manifests</text:p>
      <text:p text:style-name="P4">-Checksums</text:p>
      <text:p text:style-name="P4">-GPG signatures</text:p>
      <text:p text:style-name="P4">-Vendor support contract to provide package updates and ongoing maintenance</text:p>
      <text:p text:style-name="Heading_20_3"><text:bookmark text:name="_xe789euxzubs"/><office:annotation><dc:creator>Unknown Author</dc:creator><dc:date>2022-05-25T08:58:48.873648255</dc:date><text:p text:style-name="P41"><text:span text:style-name="T10">I was confused by this one for a bit.I see that it is defining a best practice for end user golden image creation.</text:span></text:p></office:annotation>Consumer Organization Base Image(s)</text:p>
      <text:p text:style-name="Standard">This process should be automated and continually run on a recurring time basis as well as ad hoc as needed.</text:p>
      <text:p text:style-name="Standard"/>
      <text:p text:style-name="Standard">This process is the same whether building an organization's base image, ex just Linux with minimum packages, or a layered image such as a container, a specific piece of middleware, or a mission application layered on top of the base image or a layered image.</text:p>
      <text:p text:style-name="Standard"/>
      <text:list xml:id="list90727338445717" text:continue-numbering="true" text:style-name="WWNum14">
        <text:list-item>
          <text:list>
            <text:list-item>
              <text:p text:style-name="P30">pull install content or pre-made image from Trusted source</text:p>
            </text:list-item>
            <text:list-item>
              <text:p text:style-name="P30">pull additional content required to be installed on top of base install or base pre-made image to meet mission or hardening requirements</text:p>
            </text:list-item>
            <text:list-item>
              <text:p text:style-name="P30">verify pulled content or pre-made image signatures are signed with trusted keys</text:p>
            </text:list-item>
            <text:list-item>
              <text:p text:style-name="P30">if doing fresh install, install from content pulled from Trusted source signed with trusted keys</text:p>
            </text:list-item>
            <text:list-item>
              <text:p text:style-name="P30">install any additional required content from Trusted source signed with Trusted keys</text:p>
            </text:list-item>
            <text:list-item>
              <text:p text:style-name="P30">configure system has per hardening guidelines/requirements</text:p>
            </text:list-item>
            <text:list-item>
              <text:p text:style-name="P30">scan system for vulnerabilities, EX CVEs</text:p>
            </text:list-item>
            <text:list-item>
              <text:p text:style-name="P30">scan system for compliance checks</text:p>
            </text:list-item>
            <text:list-item>
              <text:p text:style-name="P30">prepare installed system for templatization, ex</text:p>
              <text:list>
                <text:list-item>
                  <text:p text:style-name="P37">wipe hostname, network configuration, any other machine identifying info</text:p>
                </text:list-item>
              </text:list>
            </text:list-item>
            <text:list-item>
              <text:p text:style-name="P30">turn system into templatized image</text:p>
            </text:list-item>
            <text:list-item>
              <text:p text:style-name="P30">create test system from new image</text:p>
            </text:list-item>
            <text:list-item>
              <text:p text:style-name="P30">scan test system for vulnerabilities, EX CVEs</text:p>
            </text:list-item>
            <text:list-item>
              <text:p text:style-name="P30">scan test system for compliance checks</text:p>
            </text:list-item>
            <text:list-item>
              <text:p text:style-name="P30">run any mission specific functionality tests against test system</text:p>
            </text:list-item>
            <text:list-item>
              <text:p text:style-name="P30">delete test system</text:p>
            </text:list-item>
            <text:list-item>
              <text:p text:style-name="P30">publish template</text:p>
            </text:list-item>
            <text:list-item>
              <text:p text:style-name="P30">sign template</text:p>
            </text:list-item>
            <text:list-item>
              <text:p text:style-name="P30">notify dependent layered template jobs and runtime systems of new base image to kick off their release engineering process</text:p>
            </text:list-item>
            <text:list-item>
              <text:p text:style-name="P31"><office:annotation><dc:creator>Unknown Author</dc:creator><dc:date>2022-05-25T08:58:00.091227132</dc:date><text:p text:style-name="P41"><text:span text:style-name="T10">Empty iten.</text:span></text:p></office:annotation></text:p>
            </text:list-item>
            <text:list-item>
              <text:p text:style-name="P30">Verify Logging in enabled and creating logs</text:p>
            </text:list-item>
            <text:list-item>
              <text:p text:style-name="P30">Regularly confirmed backed up </text:p>
            </text:list-item>
            <text:list-item>
              <text:p text:style-name="P30">Data at rest enabled</text:p>
            </text:list-item>
            <text:list-item>
              <text:p text:style-name="P30">Data in motion - validated encryption</text:p>
            </text:list-item>
            <text:list-item>
              <text:p text:style-name="P30">Data Loss prevention </text:p>
            </text:list-item>
            <text:list-item>
              <text:p text:style-name="P30">Access control validation and maintenance (RBAC and ABAC)</text:p>
            </text:list-item>
            <text:list-item>
              <text:p text:style-name="P30">Enterprise defined User accounts (Central and standalone) </text:p>
            </text:list-item>
            <text:list-item>
              <text:p text:style-name="P31"><text:soft-page-break/><office:annotation><dc:creator>Unknown Author</dc:creator><dc:date>2022-05-25T08:57:31.489197072</dc:date><text:p text:style-name="P41"><text:span text:style-name="T10">Is this an empty list item for A-Z?</text:span></text:p></office:annotation></text:p>
            </text:list-item>
          </text:list>
        </text:list-item>
      </text:list>
      <text:p text:style-name="Heading_20_3"><text:bookmark text:name="_pr13eoq52nkv"/>Consumer Organization Runtime System(s) Integration and Deployment</text:p>
      <text:p text:style-name="Standard"><text:span text:style-name="T5">DOING</text:span> - describe process for Consumer Organization to continually integrate runtime systems on top of base images and deploy them</text:p>
      <text:p text:style-name="Standard"/>
      <text:p text:style-name="P4">-See To Do section above</text:p>
      <text:p text:style-name="Standard"/>
      <text:p text:style-name="P2">Summary of our Hardened Delivery model:</text:p>
      <text:p text:style-name="P2">Phase 1: (isolated provisioning zone)</text:p>
      <text:list xml:id="list2589302109" text:style-name="WWNum2">
        <text:list-item>
          <text:p text:style-name="P21">Kickstarted from immutable media (RHEL DVD downloaded, checksum validated, scanned)</text:p>
        </text:list-item>
        <text:list-item>
          <text:p text:style-name="P21"><text:s text:c="2"/>SELinux enforcing</text:p>
        </text:list-item>
        <text:list-item>
          <text:p text:style-name="P21"><text:s text:c="2"/>Firewall enforcing, add 22 (and 4750 for us)</text:p>
        </text:list-item>
        <text:list-item>
          <text:p text:style-name="P21"><text:s text:c="2"/>FIPS=1</text:p>
        </text:list-item>
        <text:list-item>
          <text:p text:style-name="P21"><text:s text:c="2"/>Partitions per stig and sanity (/tmp, /var, /opt, /var/log , /var/log/audit, /home…)</text:p>
        </text:list-item>
        <text:list-item>
          <text:p text:style-name="P21"><text:s text:c="2"/>Software added/removed for STIG from ideally minimal install.</text:p>
        </text:list-item>
        <text:list-item>
          <text:p text:style-name="P21"><text:s text:c="2"/>Kdump killed</text:p>
        </text:list-item>
        <text:list-item>
          <text:p text:style-name="P21"><text:s text:c="2"/>Postinstall script run for enterprise agent install (bladelogic)</text:p>
        </text:list-item>
      </text:list>
      <text:p text:style-name="Standard"/>
      <text:p text:style-name="Standard">At this point, as a vm template, the template would be cut here and phase 2 would start on vmware deploy triggers. For a physical blade, phase 2 just continues the process</text:p>
      <text:p text:style-name="Standard"/>
      <text:p text:style-name="P2">Phase 2: (isolated provisioning zone)</text:p>
      <text:list xml:id="list3017279815" text:style-name="WWNum13">
        <text:list-item>
          <text:p text:style-name="P22">Automation properties populated and pushed for network zone, tenant/business system, etc including metadata on ownership, function, known accepted security exceptions</text:p>
        </text:list-item>
        <text:list-item>
          <text:p text:style-name="P22">Compliance as Code current “accepted” release (we made minor changes) pushed out to server (content, custom toolset) with other defined required files including enterprise-wide tailoring files.</text:p>
        </text:list-item>
      </text:list>
      <text:p text:style-name="Standard"/>
      <text:p text:style-name="Standard">Patch Server from current repo, reboot</text:p>
      <text:p text:style-name="Standard"/>
      <text:p text:style-name="Standard">Deployed by Template:</text:p>
      <text:list xml:id="list90726553877304" text:continue-numbering="true" text:style-name="WWNum13">
        <text:list-item>
          <text:p text:style-name="P22">Enterprise-mandated software suites deployed to server (McAfee HBSS, Netbackup)</text:p>
          <text:list>
            <text:list-item>
              <text:p text:style-name="P32">Deployments tailored based on network zone properties</text:p>
            </text:list-item>
          </text:list>
        </text:list-item>
        <text:list-item>
          <text:p text:style-name="P22">Customized SELinux packages pushed for enterprise and/or business software</text:p>
        </text:list-item>
        <text:list-item>
          <text:p text:style-name="P22">Enterprise and business-system firewall rules</text:p>
        </text:list-item>
        <text:list-item>
          <text:p text:style-name="P22">Standard network customizations for DNS, Time, mail gateway, etc</text:p>
        </text:list-item>
      </text:list>
      <text:p text:style-name="Standard"/>
      <text:p text:style-name="Standard">Deployed by ansible:</text:p>
      <text:list xml:id="list3565658383" text:style-name="WWNum4">
        <text:list-item>
          <text:p text:style-name="P23">FAPolicyD enterprise base configuration</text:p>
        </text:list-item>
        <text:list-item>
          <text:p text:style-name="P23">AIDE entreprise base configuration</text:p>
        </text:list-item>
        <text:list-item>
          <text:p text:style-name="P23">A few other random bits</text:p>
        </text:list-item>
      </text:list>
      <text:p text:style-name="Standard"/>
      <text:p text:style-name="Standard">Hardening pass 1:</text:p>
      <text:p text:style-name="Standard"><text:s text:c="3"/>Execute oscap run against compliance as code content with os-specific tailoring file. Custom python integrated zone, system, etc exceptions into master tailoring file for server and validates during runtime. Run applies all STIG’s present in content_profile_stig with changes noted in tailoring.</text:p>
      <text:p text:style-name="Standard"/>
      <text:p text:style-name="Standard">Hardening pass 2:</text:p>
      <text:p text:style-name="Standard"><text:soft-page-break/><text:s text:c="3"/>Anything not found in the CAC content got written and dumped into a master ansible yaml and included in pass 2… last check, i think there 138. Ansible was configured to use exception logic fed into hardening pass 1 as well for a unified approach.</text:p>
      <text:p text:style-name="Standard">Patch server, reboot</text:p>
      <text:p text:style-name="Standard"/>
      <text:p text:style-name="Standard">Install phase automation steps complete. VM or server shut down, and moved to either destination service zone (non-dmz) or dmz install zone (dmz with explicit reachback to software repos)</text:p>
      <text:p text:style-name="Standard"/>
      <text:p text:style-name="Standard"><text:span text:style-name="T6">Phase 3: </text:span><text:s text:c="2"/>“Destination Zone”</text:p>
      <text:list xml:id="list3183396321" text:style-name="WWNum6">
        <text:list-item>
          <text:p text:style-name="P24">More automation logic, then…</text:p>
        </text:list-item>
        <text:list-item>
          <text:p text:style-name="P24">Add centrally managed user accounts and ssh-rsa public keys</text:p>
        </text:list-item>
        <text:list-item>
          <text:p text:style-name="P24">Install and configure zone-dependent software (Solarwinds, others)</text:p>
        </text:list-item>
        <text:list-item>
          <text:p text:style-name="P24">Patch and reboot (in case physical delay in hardware moves)</text:p>
        </text:list-item>
        <text:list-item>
          <text:p text:style-name="P24">Kick off SCC, OSCAP, and ACAS scans.</text:p>
        </text:list-item>
        <text:list-item>
          <text:p text:style-name="P24">Publish scan results to file share</text:p>
        </text:list-item>
      </text:list>
      <text:p text:style-name="P4"/>
      <text:p text:style-name="Standard">Build complete.</text:p>
      <text:p text:style-name="Standard"/>
      <text:p text:style-name="Standard">So going through this in my mind, i see some things the jump right out at me as adding value to “hardenned”</text:p>
      <text:p text:style-name="Standard"/>
      <text:list xml:id="list3165731268" text:style-name="WWNum7">
        <text:list-item>
          <text:p text:style-name="P25">Validated immutable media at the source</text:p>
        </text:list-item>
        <text:list-item>
          <text:p text:style-name="P25">Cryptographically validated patch sources</text:p>
        </text:list-item>
        <text:list-item>
          <text:p text:style-name="P25">FIPS encryption validation and enforcement from the initial boot</text:p>
        </text:list-item>
        <text:list-item>
          <text:p text:style-name="P25">Automated scan and remediation content</text:p>
        </text:list-item>
        <text:list-item>
          <text:p text:style-name="P25">Openly published compliance available to system owners</text:p>
        </text:list-item>
        <text:list-item>
          <text:p text:style-name="P25">Deliberate, well conceived security plan </text:p>
        </text:list-item>
        <text:list-item>
          <text:p text:style-name="P25">Compliant by Delivery, noncompliant by explicit administrative action</text:p>
        </text:list-item>
        <text:list-item>
          <text:p text:style-name="P25">Full nonrepudiation (All those lovely audit STIGs automatically applied…)</text:p>
        </text:list-item>
      </text:list>
      <text:p text:style-name="Standard"/>
      <text:p text:style-name="Heading_20_3"><text:bookmark text:name="_cnwb533h9vy7"/>Consumer Organization Runtime Systems Monitoring<office:annotation><dc:creator>Unknown Author</dc:creator><dc:date>2022-05-20T11:38:32.603228077</dc:date><text:p text:style-name="P40"><text:span text:style-name="T9">Really drive home the point, that hardening does not alleviate the responsibility for continous monitoring, as maintenance is key in maintaining all aspects.</text:span></text:p></office:annotation></text:p>
      <text:p text:style-name="Standard"><text:span text:style-name="T5">Organization </text:span>describes processes for:</text:p>
      <text:list xml:id="list779215241" text:style-name="WWNum1">
        <text:list-item>
          <text:p text:style-name="P26">Consumer Organization to continually scan runtime systems</text:p>
        </text:list-item>
        <text:list-item>
          <text:p text:style-name="P26">for new static vulnerabilities (CVEs), </text:p>
        </text:list-item>
        <text:list-item>
          <text:p text:style-name="P26">static compliance drift (ex, comparisons against STIG)</text:p>
        </text:list-item>
        <text:list-item>
          <text:p text:style-name="P26">life intrusion events. </text:p>
        </text:list-item>
        <text:list-item>
          <text:p text:style-name="P26">Additionally scanning Consumer Organization Base IMages at rest for static vulnerabilities and static compliance drift to mark as stale as new vulnerabilities and compliance criteria are released and old images become vulnerabile.</text:p>
        </text:list-item>
        <text:list-item>
          <text:p text:style-name="P26">Continuous observability and monitoring</text:p>
        </text:list-item>
        <text:list-item>
          <text:p text:style-name="P27"/>
        </text:list-item>
      </text:list>
      <text:p text:style-name="P6"/>
      <text:p text:style-name="P39">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 svg:font-family="" style:font-family-generic="roman"/>
    <style:font-face style:name="Arial2" svg:font-family="Arial" style:font-pitch="variable"/>
    <style:font-face style:name="Linux Libertine G" svg:font-family="'Linux Libertine G'" style:font-pitch="variable"/>
    <style:font-face style:name="Red Hat Text" svg:font-family="'Red Hat Text'" style:font-pitch="variable"/>
    <style:font-face style:name="Roboto1" svg:font-family="Roboto" style:font-pitch="variable"/>
    <style:font-face style:name="Arial" svg:font-family="Arial" style:font-family-generic="roman" style:font-pitch="variable"/>
    <style:font-face style:name="Overpass" svg:font-family="Overpas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Linux Libertine G1" svg:font-family="'Linux Libertine G'" style:font-family-generic="system" style:font-pitch="variable"/>
    <style:font-face style:name="Overpass1" svg:font-family="Overpass" style:font-family-generic="system" style:font-pitch="variable"/>
    <style:font-face style:name="Red Hat Text1" svg:font-family="'Red Hat Text'"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1" style:font-family-asian="'Linux Libertine G'" style:font-family-generic-asian="system" style:font-pitch-asian="variable" style:font-size-asian="14pt" style:font-name-complex="Linux Libertine G1"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Overpass" fo:font-family="Overpass" style:font-family-generic="roman" style:font-pitch="variable" fo:font-size="13pt" style:text-underline-style="none" fo:font-weight="normal" style:font-name-asian="Red Hat Text1" style:font-family-asian="'Red Hat Text'" style:font-family-generic-asian="system" style:font-pitch-asian="variable" style:font-size-asian="13pt" style:font-weight-asian="normal" style:font-name-complex="Red Hat Text1" style:font-family-complex="'Red Hat Text'" style:font-family-generic-complex="system" style:font-pitch-complex="variable" style:font-size-complex="13pt"/>
    </style:style>
    <style:style style:name="ListLabel_20_119" style:display-name="ListLabel 119" style:family="text">
      <style:text-properties style:font-name="Overpass" fo:font-family="Overpass" style:font-family-generic="roman" style:font-pitch="variable" style:text-underline-style="none" fo:font-weight="normal" style:font-name-asian="Red Hat Text1" style:font-family-asian="'Red Hat Text'" style:font-family-generic-asian="system" style:font-pitch-asian="variable" style:font-weight-asian="normal" style:font-name-complex="Red Hat Text1" style:font-family-complex="'Red Hat Text'" style:font-family-generic-complex="system" style:font-pitch-complex="variable"/>
    </style:style>
    <style:style style:name="ListLabel_20_120" style:display-name="ListLabel 120" style:family="text">
      <style:text-properties style:font-name="Overpass" fo:font-family="Overpass" style:font-family-generic="roman" style:font-pitch="variable"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font-name="Roboto" fo:font-family="Roboto" style:font-family-generic="roman" style:font-pitch="variable" fo:font-size="10.5pt" style:text-underline-style="solid" style:text-underline-width="auto" style:text-underline-color="font-color" fo:background-color="#ffffff"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25"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5T09:07:25.096713816</dc:date>
    <meta:editing-duration>PT5M55S</meta:editing-duration>
    <meta:editing-cycles>2</meta:editing-cycles>
    <meta:document-statistic meta:table-count="0" meta:image-count="0" meta:object-count="0" meta:page-count="6" meta:paragraph-count="173" meta:word-count="1471" meta:character-count="9296" meta:non-whitespace-character-count="8075"/>
  </office:meta>
</office:document-meta>
</file>